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5.215cm"/>
    </style:style>
    <style:style style:name="gr3" style:family="graphic" style:parent-style-name="standard">
      <style:graphic-properties draw:textarea-horizontal-align="justify" draw:textarea-vertical-align="middle" draw:auto-grow-height="false" fo:min-height="1.417cm" fo:min-width="2.422cm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4.961cm"/>
    </style:style>
    <style:style style:name="gr5" style:family="graphic" style:parent-style-name="standard">
      <style:graphic-properties draw:textarea-horizontal-align="justify" draw:textarea-vertical-align="middle" draw:auto-grow-height="false" fo:min-height="1.497cm" fo:min-width="3.184cm"/>
    </style:style>
    <style:style style:name="gr6" style:family="graphic" style:parent-style-name="standard">
      <style:graphic-properties draw:textarea-horizontal-align="justify" draw:textarea-vertical-align="middle" draw:auto-grow-height="false" fo:min-height="1.576cm" fo:min-width="3.184cm"/>
    </style:style>
    <style:style style:name="gr7" style:family="graphic" style:parent-style-name="standard">
      <style:graphic-properties draw:stroke="dash" draw:stroke-dash="Ultrafine_20_Dashed" draw:fill="none" draw:textarea-horizontal-align="justify" draw:textarea-vertical-align="top" draw:auto-grow-height="false" fo:min-height="3.433cm" fo:min-width="9.914cm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top" draw:auto-grow-height="false" fo:min-height="3.306cm" fo:min-width="10.041cm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top" draw:auto-grow-height="false" fo:min-height="3.433cm" fo:min-width="10.4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opacity="100%" draw:fill="none" draw:textarea-horizontal-align="justify" draw:textarea-vertical-align="middle" draw:auto-grow-height="false" fo:min-height="1.528cm" fo:min-width="7.123cm" fo:wrap-option="no-wrap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909cm" fo:min-width="8.009cm" fo:wrap-option="no-wrap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163cm" fo:min-width="7.12cm" fo:wrap-option="no-wrap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036cm" fo:min-width="9.27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3.052cm" fo:min-width="7.24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6cm" svg:x="11.668cm" svg:y="3.5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1.778cm" svg:x="7.35cm" svg:y="6.842cm">
          <text:p text:style-name="P1">arvados-control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21cm" svg:height="2.667cm" svg:x="14.589cm" svg:y="6.207cm">
          <text:p text:style-name="P1">home 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5.461cm" svg:height="1.651cm" svg:x="1.381cm" svg:y="12.049cm">
          <text:p text:style-name="P1">arvados-controll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83cm" svg:height="2.794cm" svg:x="7.604cm" svg:y="11.033cm">
          <text:p text:style-name="P1">remote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5.461cm" svg:height="1.651cm" svg:x="13.065cm" svg:y="11.922cm">
          <text:p text:style-name="P1">arvados-controll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2.921cm" svg:x="19.288cm" svg:y="10.779cm">
          <text:p text:style-name="P1">remote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10.414cm" svg:height="3.683cm" svg:x="1.127cm" svg:y="10.652cm">
          <text:p text:style-name="P2">Cluster A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541cm" svg:height="3.556cm" svg:x="12.684cm" svg:y="10.652cm">
          <text:p text:style-name="P2">Cluster 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0.922cm" svg:height="3.683cm" svg:x="7.096cm" svg:y="5.445cm">
          <text:p text:style-name="P2">Home Clus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3.065cm" svg:y1="7.731cm" svg:x2="14.589cm" svg:y2="7.731cm">
          <text:p/>
        </draw:line>
        <draw:line draw:style-name="gr10" draw:text-style-name="P4" draw:layer="layout" svg:x1="9.382cm" svg:y1="8.62cm" svg:x2="5.318cm" svg:y2="12.049cm">
          <text:p/>
        </draw:line>
        <draw:line draw:style-name="gr10" draw:text-style-name="P4" draw:layer="layout" svg:x1="12.684cm" svg:y1="8.62cm" svg:x2="17.383cm" svg:y2="11.922cm">
          <text:p/>
        </draw:line>
        <draw:line draw:style-name="gr10" draw:text-style-name="P4" draw:layer="layout" svg:x1="6.842cm" svg:y1="12.938cm" svg:x2="7.604cm" svg:y2="12.938cm">
          <text:p/>
        </draw:line>
        <draw:line draw:style-name="gr10" draw:text-style-name="P4" draw:layer="layout" svg:x1="18.526cm" svg:y1="12.811cm" svg:x2="19.288cm" svg:y2="12.811cm">
          <text:p/>
        </draw:line>
        <draw:line draw:style-name="gr10" draw:text-style-name="P4" draw:layer="layout" svg:x1="12.811cm" svg:y1="4.556cm" svg:x2="11.287cm" svg:y2="6.842cm">
          <text:p/>
        </draw:line>
        <draw:custom-shape draw:style-name="gr11" draw:text-style-name="P4" draw:layer="layout" svg:width="7.623cm" svg:height="1.778cm" svg:x="15.348cm" svg:y="1.254cm">
          <text:p text:style-name="P1">1. client sends request </text:p>
          <text:p text:style-name="P1">to its home cluster</text:p>
          <draw:enhanced-geometry svg:viewBox="0 0 21600 21600" draw:mirror-horizontal="false" draw:mirror-vertical="false" draw:type="line-callout-1" draw:modifiers="-3382.79118572928 29018.5497470489 -705.456453305352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4" draw:layer="layout" svg:width="8.509cm" svg:height="2.159cm" svg:x="18.272cm" svg:y="3.54cm">
          <text:p text:style-name="P1">2. arvados-controller decides </text:p>
          <text:p text:style-name="P1">how to route the request</text:p>
          <draw:enhanced-geometry svg:viewBox="0 0 21600 21600" draw:mirror-horizontal="false" draw:mirror-vertical="false" draw:type="line-callout-1" draw:modifiers="-13937.2032902468 29010 -629.471210340776 555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4" draw:layer="layout" svg:width="7.62cm" svg:height="2.413cm" svg:x="19.32cm" svg:y="8.112cm">
          <text:p text:style-name="P1">3. requests for remote </text:p>
          <text:p text:style-name="P1">resources are proxied to </text:p>
          <text:p text:style-name="P1">remote cluster</text:p>
          <draw:enhanced-geometry svg:viewBox="0 0 21600 21600" draw:mirror-horizontal="false" draw:mirror-vertical="false" draw:type="line-callout-1" draw:modifiers="-6085.18567117176 27031.3173156587 -705.734155622622 4966.031483015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4" draw:layer="layout" svg:width="9.779cm" svg:height="2.286cm" svg:x="16.621cm" svg:y="14.97cm">
          <text:p text:style-name="P1">4. Response from remote cluster </text:p>
          <text:p text:style-name="P1">is returned to the client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7.747cm" svg:height="3.302cm" svg:x="1.254cm" svg:y="1.254cm">
          <text:p text:style-name="P1">0. Client can be anything </text:p>
          <text:p text:style-name="P1">using the Arvados API,</text:p>
          <text:p text:style-name="P1">Such as workbench </text:p>
          <text:p text:style-name="P1">or arvados-cwl-runn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42:47.010450243</meta:creation-date>
    <meta:editing-duration>PT13M40S</meta:editing-duration>
    <meta:editing-cycles>3</meta:editing-cycles>
    <meta:generator>LibreOffice/5.2.7.2$Linux_X86_64 LibreOffice_project/20m0$Build-2</meta:generator>
    <dc:date>2018-09-14T13:56:24.935084199</dc:date>
    <meta:document-statistic meta:object-count="21"/>
  </office:meta>
</office:document-meta>
</file>